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23AB6636D54.png" manifest:media-type="image/png"/>
  <manifest:file-entry manifest:full-path="Pictures/10002A0100004E4600003ADFFF6B5904.svg" manifest:media-type="image/svg+xml"/>
  <manifest:file-entry manifest:full-path="Pictures/10000201000003C0000002AC71B5CF57.png" manifest:media-type="image/png"/>
  <manifest:file-entry manifest:full-path="Pictures/10000201000001640000015C754AEB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dddddd" draw:marker-start-width="0.35cm" draw:marker-end-width="0.3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14004" draw:textarea-vertical-align="middl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cm" svg:stroke-color="#dddddd" draw:marker-start-width="0.35cm" draw:marker-end-width="0.3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23cm" svg:height="1.609cm" svg:x="4.147cm" svg:y="3.1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6" draw:id="id6" draw:layer="layout" svg:width="1.323cm" svg:height="1.609cm" svg:x="17.147cm" svg:y="3.1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8" draw:id="id8" draw:layer="layout" svg:width="1.323cm" svg:height="1.609cm" svg:x="17.147cm" svg:y="12.6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323cm" svg:height="1.609cm" svg:x="4.147cm" svg:y="12.6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0" draw:id="id10" draw:layer="layout" svg:width="2.396cm" svg:height="2.396cm" svg:x="9.863cm" svg:y="7.5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005cm" svg:height="1.609cm" svg:x="15.619cm" svg:y="7.223cm">
          <text:p/>
          <draw:enhanced-geometry svg:viewBox="0 0 21600 21600" draw:mirror-horizontal="false" draw:type="line-callout-1" draw:modifiers="-14631.5621254495 8653.41614906832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4" draw:text-style-name="P1" draw:layer="layout" svg:x1="9.303cm" svg:y1="11.15cm" svg:x2="4.809cm" svg:y2="12.646cm" draw:start-shape="id1" draw:start-glue-point="3" draw:end-shape="id2" draw:end-glue-point="5" svg:d="M9303 11150h-4494v1496" svg:viewBox="0 0 4495 1497">
          <text:p/>
        </draw:connector>
        <draw:connector draw:style-name="gr4" draw:text-style-name="P1" draw:layer="layout" svg:x1="9.303cm" svg:y1="6.15cm" svg:x2="4.809cm" svg:y2="4.755cm" draw:start-shape="id3" draw:start-glue-point="3" draw:end-shape="id4" draw:end-glue-point="7" svg:d="M9303 6150h-4494v-1395" svg:viewBox="0 0 4495 1396">
          <text:p/>
        </draw:connector>
        <draw:connector draw:style-name="gr4" draw:text-style-name="P1" draw:layer="layout" svg:x1="12.985cm" svg:y1="6.15cm" svg:x2="17.809cm" svg:y2="4.755cm" draw:start-shape="id5" draw:start-glue-point="1" draw:end-shape="id6" draw:end-glue-point="7" svg:d="M12985 6150h4824v-1395" svg:viewBox="0 0 4825 1396">
          <text:p/>
        </draw:connector>
        <draw:connector draw:style-name="gr4" draw:text-style-name="P1" draw:layer="layout" svg:x1="12.985cm" svg:y1="11.15cm" svg:x2="17.809cm" svg:y2="12.646cm" draw:start-shape="id7" draw:start-glue-point="1" draw:end-shape="id8" draw:end-glue-point="5" svg:d="M12985 11150h4824v1496" svg:viewBox="0 0 4825 1497">
          <text:p/>
        </draw:connector>
        <draw:custom-shape draw:style-name="gr3" draw:text-style-name="P1" draw:layer="layout" svg:width="4.254cm" svg:height="1.233cm" svg:x="9.511cm" svg:y="2.664cm">
          <text:p/>
          <draw:enhanced-geometry svg:viewBox="0 0 21600 21600" draw:mirror-horizontal="false" draw:type="line-callout-1" draw:modifiers="-21605.0763807286 24103.0794165316 -1274.17156286722 9714.748784440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9" draw:id="id9" draw:layer="layout" svg:width="3.325cm" svg:height="1.394cm" svg:x="4.19cm" svg:y="7.9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15cm" svg:y1="8.692cm" svg:x2="9.863cm" svg:y2="8.703cm" draw:start-shape="id9" draw:start-glue-point="1" draw:end-shape="id10" svg:d="M7515 8692h1174v11h1174" svg:viewBox="0 0 2349 12">
          <text:p/>
        </draw:connector>
        <draw:custom-shape draw:style-name="gr3" draw:text-style-name="P1" draw:layer="layout" svg:width="5.005cm" svg:height="2.124cm" svg:x="16.085cm" svg:y="16.838cm">
          <text:p/>
          <draw:enhanced-geometry svg:viewBox="0 0 21600 21600" draw:mirror-horizontal="false" draw:type="line-callout-1" draw:modifiers="-3818.61765880943 25177.9764705882 -1078.705553336 5631.2470588235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xml:id="id11" draw:id="id11" draw:layer="layout" svg:width="0.572cm" svg:height="0.572cm" svg:x="2.174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74cm" svg:height="2.074cm" svg:x="1.394cm" svg:y="6.972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3.36cm" svg:height="3.766cm" svg:x="0.779cm" svg:y="6.229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1" draw:layer="layout" svg:x1="4.19cm" svg:y1="8.692cm" svg:x2="2.46cm" svg:y2="8.181cm" draw:start-shape="id9" draw:start-glue-point="3" draw:end-shape="id11" draw:end-glue-point="8" svg:d="M4190 8692h-1730v-511" svg:viewBox="0 0 1731 512">
          <text:p/>
        </draw:connector>
        <draw:custom-shape draw:style-name="gr8" draw:text-style-name="P1" xml:id="id3" draw:id="id3" draw:layer="layout" svg:width="1.108cm" svg:height="1.072cm" svg:x="9.303cm" svg:y="5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.108cm" svg:height="1.072cm" svg:x="11.877cm" svg:y="5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1.108cm" svg:height="1.072cm" svg:x="9.303cm" svg:y="10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1.108cm" svg:height="1.072cm" svg:x="11.877cm" svg:y="10.61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411cm" svg:y1="6.15cm" svg:x2="11.061cm" svg:y2="7.505cm" draw:start-shape="id3" draw:start-glue-point="1" draw:end-shape="id10" draw:end-glue-point="4" svg:d="M10411 6150h650v1355" svg:viewBox="0 0 651 1356">
          <text:p/>
        </draw:connector>
        <draw:connector draw:style-name="gr4" draw:text-style-name="P1" draw:layer="layout" svg:x1="11.877cm" svg:y1="6.15cm" svg:x2="11.061cm" svg:y2="7.505cm" draw:start-shape="id5" draw:start-glue-point="3" draw:end-shape="id10" draw:end-glue-point="4" svg:d="M11877 6150h-816v1355" svg:viewBox="0 0 817 1356">
          <text:p/>
        </draw:connector>
        <draw:connector draw:style-name="gr4" draw:text-style-name="P1" draw:layer="layout" svg:x1="10.411cm" svg:y1="11.15cm" svg:x2="11.061cm" svg:y2="9.901cm" draw:start-shape="id1" draw:start-glue-point="1" draw:end-shape="id10" draw:end-glue-point="6" svg:d="M10411 11150h650v-1249" svg:viewBox="0 0 651 1250">
          <text:p/>
        </draw:connector>
        <draw:connector draw:style-name="gr4" draw:text-style-name="P1" draw:layer="layout" svg:x1="11.877cm" svg:y1="11.15cm" svg:x2="11.061cm" svg:y2="9.901cm" draw:start-shape="id7" draw:start-glue-point="3" draw:end-shape="id10" draw:end-glue-point="6" svg:d="M11877 11150h-816v-1249" svg:viewBox="0 0 817 1250">
          <text:p/>
        </draw:connector>
        <draw:custom-shape draw:style-name="gr9" draw:text-style-name="P1" draw:layer="layout" svg:width="4.969cm" svg:height="0.465cm" svg:x="2.431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15.303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2.396cm" svg:y="1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15.375cm" svg:y="1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93cm" svg:height="0.393cm" svg:x="4.64cm" svg:y="14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17.64cm" svg:y="14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17.64cm" svg:y="2.7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4.64cm" svg:y="2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05cm" svg:height="1.609cm" svg:x="15.758cm" svg:y="9.189cm">
          <text:p/>
          <draw:enhanced-geometry svg:viewBox="0 0 21600 21600" draw:mirror-horizontal="false" draw:type="line-callout-1" draw:modifiers="-12452.5769077107 22552.5465838509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4.915cm" svg:height="1.217cm" svg:x="9.136cm" svg:y="1cm">
          <text:p/>
          <draw:enhanced-geometry svg:viewBox="0 0 21600 21600" draw:mirror-horizontal="false" draw:type="line-callout-1" draw:modifiers="-18695.6875508544 24419.7044334975 -1098.45402766477 9842.36453201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1" draw:layer="layout" svg:width="10.647cm" svg:height="10.408cm" svg:x="5.775cm" svg:y="16.92cm">
          <draw:image xlink:href="Pictures/10000201000001640000015C754AEB93.png" xlink:type="simple" xlink:show="embed" xlink:actuate="onLoad">
            <text:p/>
          </draw:image>
        </draw:frame>
        <draw:custom-shape draw:style-name="gr3" draw:text-style-name="P1" draw:layer="layout" svg:width="5.005cm" svg:height="1.609cm" svg:x="8.894cm" svg:y="13.733cm">
          <text:p/>
          <draw:enhanced-geometry svg:viewBox="0 0 21600 21600" draw:mirror-horizontal="false" draw:type="line-callout-1" draw:modifiers="-10972.5928885338 -69857.8881987578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5.005cm" svg:height="2.659cm" svg:x="1.497cm" svg:y="16.126cm">
          <text:p/>
          <draw:enhanced-geometry svg:viewBox="0 0 21600 21600" draw:mirror-horizontal="true" draw:type="line-callout-1" draw:modifiers="-2122.89252896524 25181.0526315789 -1078.705553336 4506.766917293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3.888cm" svg:height="2.79cm" svg:x="1cm" svg:y="21.434cm">
          <text:p/>
          <draw:enhanced-geometry svg:viewBox="0 0 21600 21600" draw:mirror-horizontal="true" draw:type="line-callout-1" draw:modifiers="-9097.66006685523 10672.3038337513 -1382.97762921059 4287.495521318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0.588cm" svg:height="3.204cm" svg:x="6.056cm" svg:y="21.1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3.91cm" svg:height="2.186cm" svg:x="1cm" svg:y="24.754cm">
          <text:p/>
          <draw:enhanced-geometry svg:viewBox="0 0 21600 21600" draw:mirror-horizontal="true" draw:type="line-callout-1" draw:modifiers="-18987.6757862439 4641.97530864198 -1375.19815903861 5471.60493827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2.764cm" svg:height="0.617cm" svg:x="6.997cm" svg:y="24.7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764cm" svg:height="0.617cm" svg:x="12.348cm" svg:y="24.7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0.588cm" svg:height="3.204cm" svg:x="15.376cm" svg:y="21.3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4.302cm" svg:height="2.454cm" svg:x="16.847cm" svg:y="21.271cm">
          <text:p/>
          <draw:enhanced-geometry svg:viewBox="0 0 21600 21600" draw:mirror-horizontal="false" draw:type="line-callout-1" draw:modifiers="-5170.34627004416 6334.82688391039 -1259.9581687195 4874.297352342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4.302cm" svg:height="2.454cm" svg:x="16.48cm" svg:y="24.486cm">
          <text:p/>
          <draw:enhanced-geometry svg:viewBox="0 0 21600 21600" draw:mirror-horizontal="false" draw:type="line-callout-1" draw:modifiers="-11003.3000232396 5710.14256619145 -1259.9581687195 4874.297352342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0.572cm" svg:height="0.572cm" svg:x="10.789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74cm" svg:height="2.074cm" svg:x="10.009cm" svg:y="17.204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3.36cm" svg:height="3.766cm" svg:x="9.394cm" svg:y="16.461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10" draw:text-style-name="P1" draw:layer="layout" svg:width="19.589cm" svg:height="13.957cm" svg:x="1.001cm" svg:y="1cm">
          <draw:image xlink:href="Pictures/10000201000003C0000002AC71B5CF57.png" xlink:type="simple" xlink:show="embed" xlink:actuate="onLoad">
            <text:p/>
          </draw:image>
        </draw:frame>
        <draw:custom-shape draw:style-name="gr11" draw:text-style-name="P1" draw:layer="layout" svg:width="4.541cm" svg:height="1.644cm" svg:x="14.624cm" svg:y="6.0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8.224cm" svg:y="6.0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1.624cm" svg:y="6.0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14.624cm" svg:y="13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8.224cm" svg:y="13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1.624cm" svg:y="13.407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6.168cm" svg:height="12.16cm" svg:x="3.177cm" svg:y="15.257cm">
          <draw:image xlink:href="Pictures/10002A0100004E4600003ADFFF6B5904.svg" xlink:type="simple" xlink:show="embed" xlink:actuate="onLoad">
            <text:p/>
          </draw:image>
          <draw:image xlink:href="Pictures/10000201000002F50000023AB6636D54.png" xlink:type="simple" xlink:show="embed" xlink:actuate="onLoad"/>
        </draw:frame>
        <draw:custom-shape draw:style-name="gr11" draw:text-style-name="P1" draw:layer="layout" svg:width="4.541cm" svg:height="1.644cm" svg:x="2.594cm" svg:y="16.4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8.811cm" svg:y="26.048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41cm" svg:height="1.644cm" svg:x="1.726cm" svg:y="25.29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xml:id="id15" draw:id="id15" draw:layer="layout" svg:width="1.323cm" svg:height="1.609cm" svg:x="4.147cm" svg:y="3.1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7" draw:id="id17" draw:layer="layout" svg:width="1.323cm" svg:height="1.609cm" svg:x="17.147cm" svg:y="3.1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9" draw:id="id19" draw:layer="layout" svg:width="1.323cm" svg:height="1.609cm" svg:x="17.147cm" svg:y="12.6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3" draw:id="id13" draw:layer="layout" svg:width="1.323cm" svg:height="1.609cm" svg:x="4.147cm" svg:y="12.64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21" draw:id="id21" draw:layer="layout" svg:width="2.396cm" svg:height="2.396cm" svg:x="9.863cm" svg:y="7.5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05cm" svg:height="1.609cm" svg:x="15.619cm" svg:y="7.223cm">
          <text:p text:style-name="P1">Flight controller/<text:line-break/>Flugregler</text:p>
          <draw:enhanced-geometry svg:viewBox="0 0 21600 21600" draw:mirror-horizontal="false" draw:type="line-callout-1" draw:modifiers="-14631.5621254495 8653.41614906832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4" draw:text-style-name="P1" draw:layer="layout" svg:x1="9.303cm" svg:y1="11.15cm" svg:x2="4.809cm" svg:y2="12.646cm" draw:start-shape="id12" draw:start-glue-point="3" draw:end-shape="id13" draw:end-glue-point="5" svg:d="M9303 11150h-4494v1496" svg:viewBox="0 0 4495 1497">
          <text:p/>
        </draw:connector>
        <draw:connector draw:style-name="gr4" draw:text-style-name="P1" draw:layer="layout" svg:x1="9.303cm" svg:y1="6.15cm" svg:x2="4.809cm" svg:y2="4.755cm" draw:start-shape="id14" draw:start-glue-point="3" draw:end-shape="id15" draw:end-glue-point="7" svg:d="M9303 6150h-4494v-1395" svg:viewBox="0 0 4495 1396">
          <text:p/>
        </draw:connector>
        <draw:connector draw:style-name="gr4" draw:text-style-name="P1" draw:layer="layout" svg:x1="12.985cm" svg:y1="6.15cm" svg:x2="17.809cm" svg:y2="4.755cm" draw:start-shape="id16" draw:start-glue-point="1" draw:end-shape="id17" draw:end-glue-point="7" svg:d="M12985 6150h4824v-1395" svg:viewBox="0 0 4825 1396">
          <text:p/>
        </draw:connector>
        <draw:connector draw:style-name="gr4" draw:text-style-name="P1" draw:layer="layout" svg:x1="12.985cm" svg:y1="11.15cm" svg:x2="17.809cm" svg:y2="12.646cm" draw:start-shape="id18" draw:start-glue-point="1" draw:end-shape="id19" draw:end-glue-point="5" svg:d="M12985 11150h4824v1496" svg:viewBox="0 0 4825 1497">
          <text:p/>
        </draw:connector>
        <draw:custom-shape draw:style-name="gr12" draw:text-style-name="P1" draw:layer="layout" svg:width="4.254cm" svg:height="1.233cm" svg:x="9.511cm" svg:y="2.576cm">
          <text:p text:style-name="P1">Motor</text:p>
          <draw:enhanced-geometry svg:viewBox="0 0 21600 21600" draw:mirror-horizontal="false" draw:type="line-callout-1" draw:modifiers="-21605.0763807286 24103.0794165316 -1274.17156286722 9714.748784440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20" draw:id="id20" draw:layer="layout" svg:width="3.325cm" svg:height="1.394cm" svg:x="4.19cm" svg:y="7.9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15cm" svg:y1="8.692cm" svg:x2="9.863cm" svg:y2="8.703cm" draw:start-shape="id20" draw:start-glue-point="1" draw:end-shape="id21" svg:d="M7515 8692h1174v11h1174" svg:viewBox="0 0 2349 12">
          <text:p/>
        </draw:connector>
        <draw:custom-shape draw:style-name="gr12" draw:text-style-name="P1" draw:layer="layout" svg:width="5.005cm" svg:height="2.124cm" svg:x="16.085cm" svg:y="16.838cm">
          <text:p text:style-name="P1">Flugmodus</text:p>
          <draw:enhanced-geometry svg:viewBox="0 0 21600 21600" draw:mirror-horizontal="false" draw:type="line-callout-1" draw:modifiers="-3818.61765880943 25177.9764705882 -1078.705553336 5631.2470588235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xml:id="id22" draw:id="id22" draw:layer="layout" svg:width="0.572cm" svg:height="0.572cm" svg:x="2.174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74cm" svg:height="2.074cm" svg:x="1.394cm" svg:y="6.972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3.36cm" svg:height="3.766cm" svg:x="0.779cm" svg:y="6.229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1" draw:layer="layout" svg:x1="4.19cm" svg:y1="8.692cm" svg:x2="2.46cm" svg:y2="8.181cm" draw:start-shape="id20" draw:start-glue-point="3" draw:end-shape="id22" draw:end-glue-point="8" svg:d="M4190 8692h-1730v-511" svg:viewBox="0 0 1731 512">
          <text:p/>
        </draw:connector>
        <draw:custom-shape draw:style-name="gr8" draw:text-style-name="P1" xml:id="id14" draw:id="id14" draw:layer="layout" svg:width="1.108cm" svg:height="1.072cm" svg:x="9.303cm" svg:y="5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1.108cm" svg:height="1.072cm" svg:x="11.877cm" svg:y="5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1.108cm" svg:height="1.072cm" svg:x="9.303cm" svg:y="10.6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8" draw:id="id18" draw:layer="layout" svg:width="1.108cm" svg:height="1.072cm" svg:x="11.877cm" svg:y="10.61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411cm" svg:y1="6.15cm" svg:x2="11.061cm" svg:y2="7.505cm" draw:start-shape="id14" draw:start-glue-point="1" draw:end-shape="id21" draw:end-glue-point="4" svg:d="M10411 6150h650v1355" svg:viewBox="0 0 651 1356">
          <text:p/>
        </draw:connector>
        <draw:connector draw:style-name="gr4" draw:text-style-name="P1" draw:layer="layout" svg:x1="11.877cm" svg:y1="6.15cm" svg:x2="11.061cm" svg:y2="7.505cm" draw:start-shape="id16" draw:start-glue-point="3" draw:end-shape="id21" draw:end-glue-point="4" svg:d="M11877 6150h-816v1355" svg:viewBox="0 0 817 1356">
          <text:p/>
        </draw:connector>
        <draw:connector draw:style-name="gr4" draw:text-style-name="P1" draw:layer="layout" svg:x1="10.411cm" svg:y1="11.15cm" svg:x2="11.061cm" svg:y2="9.901cm" draw:start-shape="id12" draw:start-glue-point="1" draw:end-shape="id21" draw:end-glue-point="6" svg:d="M10411 11150h650v-1249" svg:viewBox="0 0 651 1250">
          <text:p/>
        </draw:connector>
        <draw:connector draw:style-name="gr4" draw:text-style-name="P1" draw:layer="layout" svg:x1="11.877cm" svg:y1="11.15cm" svg:x2="11.061cm" svg:y2="9.901cm" draw:start-shape="id18" draw:start-glue-point="3" draw:end-shape="id21" draw:end-glue-point="6" svg:d="M11877 11150h-816v-1249" svg:viewBox="0 0 817 1250">
          <text:p/>
        </draw:connector>
        <draw:custom-shape draw:style-name="gr9" draw:text-style-name="P1" draw:layer="layout" svg:width="4.969cm" svg:height="0.465cm" svg:x="2.431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15.303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2.396cm" svg:y="1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69cm" svg:height="0.465cm" svg:x="15.375cm" svg:y="1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93cm" svg:height="0.393cm" svg:x="4.64cm" svg:y="14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17.64cm" svg:y="14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17.64cm" svg:y="2.7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93cm" svg:height="0.393cm" svg:x="4.64cm" svg:y="2.7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05cm" svg:height="1.609cm" svg:x="15.585cm" svg:y="9.13cm">
          <text:p text:style-name="P1">ESC <text:line-break/>Motorregler</text:p>
          <draw:enhanced-geometry svg:viewBox="0 0 21600 21600" draw:mirror-horizontal="false" draw:type="line-callout-1" draw:modifiers="-12452.5769077107 22552.5465838509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4.915cm" svg:height="1.217cm" svg:x="9.136cm" svg:y="1cm">
          <text:p text:style-name="P1">Propeller</text:p>
          <draw:enhanced-geometry svg:viewBox="0 0 21600 21600" draw:mirror-horizontal="false" draw:type="line-callout-1" draw:modifiers="-18695.6875508544 24419.7044334975 -1098.45402766477 9842.36453201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0" draw:text-style-name="P1" draw:layer="layout" svg:width="10.647cm" svg:height="10.408cm" svg:x="5.775cm" svg:y="16.92cm">
          <draw:image xlink:href="Pictures/10000201000001640000015C754AEB93.png" xlink:type="simple" xlink:show="embed" xlink:actuate="onLoad">
            <text:p/>
          </draw:image>
        </draw:frame>
        <draw:custom-shape draw:style-name="gr12" draw:text-style-name="P1" draw:layer="layout" svg:width="5.005cm" svg:height="1.609cm" svg:x="8.894cm" svg:y="13.733cm">
          <text:p text:style-name="P1">Empfänger</text:p>
          <draw:enhanced-geometry svg:viewBox="0 0 21600 21600" draw:mirror-horizontal="false" draw:type="line-callout-1" draw:modifiers="-10972.5928885338 -69857.8881987578 -1078.705553336 7445.96273291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5.005cm" svg:height="2.659cm" svg:x="1.497cm" svg:y="16.126cm">
          <text:p text:style-name="P1">Arm<text:line-break/>(Scharfschalten<text:line-break/>der Motoren)</text:p>
          <draw:enhanced-geometry svg:viewBox="0 0 21600 21600" draw:mirror-horizontal="true" draw:type="line-callout-1" draw:modifiers="-2122.89252896524 25181.0526315789 -1078.705553336 4506.766917293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8cm" svg:height="2.79cm" svg:x="1cm" svg:y="21.434cm">
          <text:p text:style-name="P1">Throttle / Gas</text:p>
          <draw:enhanced-geometry svg:viewBox="0 0 21600 21600" draw:mirror-horizontal="true" draw:type="line-callout-1" draw:modifiers="-9097.66006685523 10672.3038337513 -1382.97762921059 4287.495521318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0.588cm" svg:height="3.204cm" svg:x="6.056cm" svg:y="21.1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3.91cm" svg:height="2.186cm" svg:x="1cm" svg:y="24.754cm">
          <text:p text:style-name="P1">Yaw / Gieren</text:p>
          <draw:enhanced-geometry svg:viewBox="0 0 21600 21600" draw:mirror-horizontal="true" draw:type="line-callout-1" draw:modifiers="-18987.6757862439 4641.97530864198 -1375.19815903861 5471.60493827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2.764cm" svg:height="0.617cm" svg:x="6.997cm" svg:y="24.7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764cm" svg:height="0.617cm" svg:x="12.348cm" svg:y="24.7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0.588cm" svg:height="3.204cm" svg:x="15.376cm" svg:y="21.3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4.302cm" svg:height="2.454cm" svg:x="16.847cm" svg:y="21.271cm">
          <text:p text:style-name="P1">Pitch / Nicken</text:p>
          <draw:enhanced-geometry svg:viewBox="0 0 21600 21600" draw:mirror-horizontal="false" draw:type="line-callout-1" draw:modifiers="-5170.34627004416 6334.82688391039 -1259.9581687195 4874.297352342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4.302cm" svg:height="2.454cm" svg:x="16.48cm" svg:y="24.486cm">
          <text:p text:style-name="P1">Roll / Rollen </text:p>
          <draw:enhanced-geometry svg:viewBox="0 0 21600 21600" draw:mirror-horizontal="false" draw:type="line-callout-1" draw:modifiers="-11003.3000232396 5710.14256619145 -1259.9581687195 4874.2973523421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0.572cm" svg:height="0.572cm" svg:x="10.789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74cm" svg:height="2.074cm" svg:x="10.009cm" svg:y="17.204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3.36cm" svg:height="3.766cm" svg:x="9.394cm" svg:y="16.461cm">
          <text:p/>
          <draw:enhanced-geometry svg:viewBox="0 0 21600 21600" draw:type="block-arc" draw:modifiers="-172.562643237953 8645.068508967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4" draw:style-name="dp1" draw:master-page-name="Default">
        <draw:frame draw:style-name="gr10" draw:text-style-name="P1" draw:layer="layout" svg:width="19.589cm" svg:height="13.957cm" svg:x="1.001cm" svg:y="1cm">
          <draw:image xlink:href="Pictures/10000201000003C0000002AC71B5CF57.png" xlink:type="simple" xlink:show="embed" xlink:actuate="onLoad">
            <text:p/>
          </draw:image>
        </draw:frame>
        <draw:frame draw:style-name="gr10" draw:text-style-name="P1" draw:layer="layout" svg:width="16.168cm" svg:height="12.16cm" svg:x="2.736cm" svg:y="15.345cm">
          <draw:image xlink:href="Pictures/10002A0100004E4600003ADFFF6B5904.svg" xlink:type="simple" xlink:show="embed" xlink:actuate="onLoad">
            <text:p/>
          </draw:image>
          <draw:image xlink:href="Pictures/10000201000002F50000023AB6636D5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schoen </meta:initial-creator>
    <meta:creation-date>2018-11-15T15:29:26.168625690</meta:creation-date>
    <dc:date>2018-11-15T16:42:57.383975035</dc:date>
    <dc:creator>pschoen </dc:creator>
    <meta:editing-duration>PT13M9S</meta:editing-duration>
    <meta:editing-cycles>1</meta:editing-cycles>
    <meta:generator>LibreOffice/4.2.8.2$Linux_X86_64 LibreOffice_project/420m0$Build-2</meta:generator>
    <meta:document-statistic meta:object-count="113"/>
  </office:meta>
</office:document-meta>
</file>